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7826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/>
          <table:table-cell table:number-columns-repeated="13"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9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style-name="ce7" office:value-type="float" office:value="16" calcext:value-type="float">
            <text:p>16</text:p>
          </table:table-cell>
          <table:table-cell table:number-columns-repeated="7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style-name="ce7" office:value-type="float" office:value="16" calcext:value-type="float">
            <text:p>16</text:p>
          </table:table-cell>
          <table:table-cell table:number-columns-repeated="8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4" table:style-name="ce6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5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2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7"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12"/>
          <table:table-cell table:number-columns-repeated="6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9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9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3"/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number-columns-repeated="3" office:value-type="float" office:value="42" calcext:value-type="float">
            <text:p>4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number-columns-repeated="3" table:style-name="ce6" office:value-type="float" office:value="31" calcext:value-type="float">
            <text:p>3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5" table:style-name="ce6"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5"/>
          <table:table-cell table:style-name="ce6" office:value-type="float" office:value="31" calcext:value-type="float">
            <text:p>3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11" table:style-name="ce6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0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1" table:style-name="ce8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12" table:style-name="ce7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 table:number-columns-repeated="3"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16" calcext:value-type="float">
            <text:p>1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3" table:style-name="ce7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7" office:value-type="float" office:value="16" calcext:value-type="float">
            <text:p>16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/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5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13" table:style-name="ce1" office:value-type="float" office:value="23" calcext:value-type="float">
            <text:p>23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1:36:40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8:09:36.654000000</dc:date>
    <meta:editing-duration>PT20H36M28S</meta:editing-duration>
    <meta:editing-cycles>33</meta:editing-cycles>
    <meta:generator>LibreOffice/5.1.3.2$Windows_x86 LibreOffice_project/644e4637d1d8544fd9f56425bd6cec110e49301b</meta:generator>
    <meta:document-statistic meta:table-count="1" meta:cell-count="535" meta:object-count="0"/>
  </office:meta>
</office:document-meta>
</file>